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76565"/>
    </style:style>
    <style:style style:name="ce1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f76565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idD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numRow</text:p>
          </table:table-cell>
          <table:table-cell office:value-type="string" calcext:value-type="string">
            <text:p>LD.50.V</text:p>
          </table:table-cell>
          <table:table-cell office:value-type="string" calcext:value-type="string">
            <text:p>LD.50.M</text:p>
          </table:table-cell>
          <table:table-cell office:value-type="string" calcext:value-type="string">
            <text:p>LD.50.F</text:p>
          </table:table-cell>
          <table:table-cell office:value-type="string" calcext:value-type="string">
            <text:p>Voles500_kg20</text:p>
          </table:table-cell>
          <table:table-cell office:value-type="string" calcext:value-type="string">
            <text:p>Voles250_kg20</text:p>
          </table:table-cell>
          <table:table-cell office:value-type="string" calcext:value-type="string">
            <text:p>Voles250_kg7.5</text:p>
          </table:table-cell>
          <table:table-cell office:value-type="string" calcext:value-type="string">
            <text:p>Voles50_kg7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" calcext:value-type="float">
            <text:p>0.7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" calcext:value-type="float">
            <text:p>1.5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5" calcext:value-type="float">
            <text:p>1.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5" calcext:value-type="float">
            <text:p>1.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7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75" calcext:value-type="float">
            <text:p>1.75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7" calcext:value-type="float">
            <text:p>0.7</text:p>
          </table:table-cell>
          <table:table-cell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7" calcext:value-type="float">
            <text:p>0.7</text:p>
          </table:table-cell>
          <table:table-cell office:value-type="float" office:value="2.25" calcext:value-type="float">
            <text:p>2.2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5" calcext:value-type="float">
            <text:p>1.5</text:p>
          </table:table-cell>
          <table:table-cell office:value-type="float" office:value="2.25" calcext:value-type="float">
            <text:p>2.2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75" calcext:value-type="float">
            <text:p>1.75</text:p>
          </table:table-cell>
          <table:table-cell office:value-type="float" office:value="2.25" calcext:value-type="float">
            <text:p>2.2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5" calcext:value-type="float">
            <text:p>2.5</text:p>
          </table:table-cell>
          <table:table-cell office:value-type="float" office:value="2.25" calcext:value-type="float">
            <text:p>2.2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7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75" calcext:value-type="float">
            <text:p>1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7" calcext:value-type="float">
            <text:p>0.7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7" calcext:value-type="float">
            <text:p>0.7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5" calcext:value-type="float">
            <text:p>1.5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75" calcext:value-type="float">
            <text:p>1.75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.5" calcext:value-type="float">
            <text:p>2.5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75" calcext:value-type="float">
            <text:p>1.7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7" calcext:value-type="float">
            <text:p>0.7</text:p>
          </table:table-cell>
          <table:table-cell office:value-type="float" office:value="1.7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7" calcext:value-type="float">
            <text:p>0.7</text:p>
          </table:table-cell>
          <table:table-cell office:value-type="float" office:value="2.25" calcext:value-type="float">
            <text:p>2.2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5" calcext:value-type="float">
            <text:p>1.5</text:p>
          </table:table-cell>
          <table:table-cell office:value-type="float" office:value="2.25" calcext:value-type="float">
            <text:p>2.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75" calcext:value-type="float">
            <text:p>1.75</text:p>
          </table:table-cell>
          <table:table-cell office:value-type="float" office:value="2.25" calcext:value-type="float">
            <text:p>2.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5" calcext:value-type="float">
            <text:p>2.5</text:p>
          </table:table-cell>
          <table:table-cell office:value-type="float" office:value="2.25" calcext:value-type="float">
            <text:p>2.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5" calcext:value-type="float">
            <text:p>3.5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5" calcext:value-type="float">
            <text:p>3.5</text:p>
          </table:table-cell>
          <table:table-cell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5" calcext:value-type="float">
            <text:p>3.5</text:p>
          </table:table-cell>
          <table:table-cell office:value-type="float" office:value="2.25" calcext:value-type="float">
            <text:p>2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75" calcext:value-type="float">
            <text:p>1.7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5" calcext:value-type="float">
            <text:p>3.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5" calcext:value-type="float">
            <text:p>3.5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5" calcext:value-type="float">
            <text:p>3.5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75" calcext:value-type="float">
            <text:p>1.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5" calcext:value-type="float">
            <text:p>3.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5" calcext:value-type="float">
            <text:p>3.5</text:p>
          </table:table-cell>
          <table:table-cell office:value-type="float" office:value="1.7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5" calcext:value-type="float">
            <text:p>3.5</text:p>
          </table:table-cell>
          <table:table-cell office:value-type="float" office:value="2.25" calcext:value-type="float">
            <text:p>2.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75" calcext:value-type="float">
            <text:p>1.7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7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" calcext:value-type="float">
            <text:p>0.7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5" calcext:value-type="float">
            <text:p>1.5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75" calcext:value-type="float">
            <text:p>1.75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5" calcext:value-type="float">
            <text:p>3.5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" calcext:value-type="float">
            <text:p>0.7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5" calcext:value-type="float">
            <text:p>3.5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" calcext:value-type="float">
            <text:p>0.7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5" calcext:value-type="float">
            <text:p>1.5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75" calcext:value-type="float">
            <text:p>1.75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5" calcext:value-type="float">
            <text:p>2.5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5" calcext:value-type="float">
            <text:p>3.5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75" calcext:value-type="float">
            <text:p>1.7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</table:table-row>
      </table:table>
      <table:table table:name="README" table:style-name="ta1">
        <table:table-column table:style-name="co8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stelids cras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stelid control vole popul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stelids increase but no control of vole pop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0:26:59.561148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4T10:41:23.684781815</dc:date>
    <meta:editing-duration>P2DT9M26S</meta:editing-duration>
    <meta:editing-cycles>17</meta:editing-cycles>
    <meta:generator>LibreOffice/6.0.7.3$Linux_X86_64 LibreOffice_project/00m0$Build-3</meta:generator>
    <meta:document-statistic meta:table-count="2" meta:cell-count="3214" meta:object-count="0"/>
  </office:meta>
</office:document-meta>
</file>